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9" style:family="table" style:master-page-name="">
      <style:table-properties style:width="7in" style:page-number="0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P1" style:family="paragraph" style:parent-style-name="Standard">
      <style:paragraph-properties fo:margin-left="0.0102in" fo:margin-right="0in" fo:text-indent="0in" style:auto-text-indent="false"/>
    </style:style>
    <style:style style:name="P2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3" style:family="paragraph" style:parent-style-name="H1">
      <style:text-properties fo:font-size="14pt" fo:font-weight="bold" style:font-size-asian="14pt" style:font-size-complex="14pt"/>
    </style:style>
    <style:style style:name="P4" style:family="paragraph" style:parent-style-name="H2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6" style:family="paragraph" style:parent-style-name="H1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919 449.6305</text:p>
              <text:p text:style-name="Default_20_Alt">github.com/ravinggenius</text:p>
            </table:table-cell>
          </table:table-row>
        </table:table-header-rows>
      </table:table>
      <text:p text:style-name="P1"/>
      <text:p text:style-name="P3">About</text:p>
      <text:p text:style-name="P2">I have always been fascinated with programming, and am looking for an opportunity to continue building a career with this passion. Though I have little formal education, I am self-taught and have the desire to continue learning. I enjoy staying on top of current web technologies and standards, particularly as it relates to open source projects such as GNU/Linux or Ruby/Rails. My friends have come to know me as somewhat of a Linux evangelist, and I am usually the first person they come to with their computer challenges. In the past, I have worked with large datasets and configured systems and networks on both a personal and professional level. Additionally I have built several web sites using various open source tools. I regularly attend trade meetings and conferences. Currently, I am mentoring a friend in JavaScript and git, and continually honing my skills in Ruby, JavaScript and advanced C#. Professional and personal references are available on request.</text:p>
      <text:p text:style-name="P2"/>
      <text:p text:style-name="H1">Skill Levels</text:p>
      <text:p text:style-name="P4">Advanced – Plenty of experience, very comfortable working with these</text:p>
      <text:p text:style-name="Standard">HTML, CSS, PHP, C#, Visual Basic, ASP.NET</text:p>
      <text:p text:style-name="Standard"/>
      <text:p text:style-name="P4">Intermediate – I can get by, but I might have to look some things up</text:p>
      <text:p text:style-name="P2">Ruby, JavaScript | JSON, git, REST, SQL (specifically SQLite, MySQL and MSSQL), XML, SharePoint, Regular Expressions, SVN</text:p>
      <text:p text:style-name="P2"/>
      <text:p text:style-name="P4">Novice – These I have <text:span text:style-name="T1">some</text:span> experience with, and for some that feels like too much</text:p>
      <text:p text:style-name="P2">Flex | AS3, VBA, ColdFusion, InfoPath</text:p>
      <text:p text:style-name="P2"/>
      <text:p text:style-name="P4">Future Interests</text:p>
      <text:p text:style-name="P2">LISP, C++, NoSQL (especially MongoDB), pair programming, PostgreSQL, graphic design, The Next Big Thing</text:p>
      <text:p text:style-name="P2"/>
      <text:p text:style-name="P6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H2">CISYS | Life Sciences: Developer</text:p>
          </table:table-cell>
          <table:table-cell table:style-name="Table9.A1" office:value-type="string">
            <text:p text:style-name="H2_20_Alt">2007.10 - 2010.03</text:p>
          </table:table-cell>
        </table:table-row>
        <table:table-row>
          <table:table-cell table:style-name="Table9.A1" table:number-columns-spanned="2" office:value-type="string">
            <text:p text:style-name="Standard">I have worked on many projects while at CISYS, most of which are for large enterprise-level clients. As the resident web standards guru, I am the go-to guy for all things CSS and HTML (and more recently, JavaScript). Most of the products I have built have been non-public, for internal client use. Through most of 2009, I worked on a SharePoint based service application. I have often pushed for more agile methodologies, such as TDD.</text:p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H2">Presentation Strategies: Developer</text:p>
          </table:table-cell>
          <table:table-cell table:style-name="Table9.A1" office:value-type="string">
            <text:p text:style-name="H2_20_Alt">2007.11 - 2008.11</text:p>
          </table:table-cell>
        </table:table-row>
      </table:table>
      <text:p text:style-name="P5">Shortly after Cisys hired me, they contracted me to a partner/vendor. My time at PStrat was spent supporting existing projects and building new products. Most things I worked on were internal or had set expiration dates.</text:p>
      <text:p text:style-name="P5"/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H2">Sir Speedy Cary: Mail Room Supervisor</text:p>
          </table:table-cell>
          <table:table-cell office:value-type="string">
            <text:p text:style-name="H2_20_Alt">2005.09 - 2007.10</text:p>
          </table:table-cell>
        </table:table-row>
      </table:table>
      <text:p text:style-name="P5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16T17:19:37</dc:date>
    <dc:language>en-US</dc:language>
    <meta:editing-cycles>124</meta:editing-cycles>
    <meta:editing-duration>PT74H23M16S</meta:editing-duration>
    <meta:document-statistic meta:table-count="3" meta:image-count="0" meta:object-count="0" meta:page-count="1" meta:paragraph-count="26" meta:word-count="438" meta:character-count="2730"/>
    <meta:user-defined meta:name="Info 1"/>
    <meta:user-defined meta:name="Info 2"/>
    <meta:user-defined meta:name="Info 3"/>
    <meta:user-defined meta:name="Info 4"/>
  </office:meta>
</office:document-meta>
</file>